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" draw:marker-end="Arrowheads_20_1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color="#000000" draw:marker-start="" draw:marker-end="Arrowheads_20_1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00" draw:marker-start="" draw:marker-end="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0000" draw:marker-start="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start="" draw:marker-end="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0000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1cm" svg:x2="11.16cm" svg:y2="2.27cm">
          <text:p/>
        </draw:line>
        <draw:rect draw:style-name="gr2" draw:text-style-name="P1" draw:layer="layout" svg:width="2.54cm" svg:height="1.27cm" svg:x="9.89cm" svg:y="2.27cm">
          <text:p text:style-name="P1">WAIT</text:p>
        </draw:rect>
        <draw:line draw:style-name="gr3" draw:text-style-name="P1" draw:layer="layout" svg:x1="12.43cm" svg:y1="2.905cm" svg:x2="15.605cm" svg:y2="2.905cm">
          <text:p/>
        </draw:line>
        <draw:line draw:style-name="gr4" draw:text-style-name="P1" draw:layer="layout" svg:x1="15.605cm" svg:y1="2.905cm" svg:x2="15.605cm" svg:y2="6.08cm">
          <text:p/>
        </draw:line>
        <draw:rect draw:style-name="gr5" draw:text-style-name="P1" draw:layer="layout" svg:width="3.81cm" svg:height="1.27cm" svg:x="13.436cm" svg:y="6.053cm">
          <text:p text:style-name="P1">FETCHING</text:p>
          <text:p text:style-name="P1">PROFILE</text:p>
        </draw:rect>
        <draw:rect draw:style-name="gr5" draw:text-style-name="P1" draw:layer="layout" svg:width="3.175cm" svg:height="1.27cm" svg:x="9.255cm" svg:y="10.525cm">
          <text:p text:style-name="P1">SAVING</text:p>
        </draw:rect>
        <draw:rect draw:style-name="gr5" draw:text-style-name="P1" draw:layer="layout" svg:width="3.81cm" svg:height="1.27cm" svg:x="4.175cm" svg:y="6.08cm">
          <text:p text:style-name="P1">CREATING</text:p>
          <text:p text:style-name="P1">PROFILE</text:p>
        </draw:rect>
        <draw:line draw:style-name="gr5" draw:text-style-name="P2" draw:layer="layout" svg:x1="14.97cm" svg:y1="4.175cm" svg:x2="19.415cm" svg:y2="4.175cm">
          <text:p text:style-name="P1"><text:span text:style-name="T1">STORE_USER_PREF</text:span></text:p>
          <text:p text:style-name="P1"><text:span text:style-name="T1">LOOKUP_USER_DATA</text:span></text:p>
        </draw:line>
        <draw:line draw:style-name="gr3" draw:text-style-name="P1" draw:layer="layout" svg:x1="15.605cm" svg:y1="7.35cm" svg:x2="15.605cm" svg:y2="11.16cm">
          <text:p/>
        </draw:line>
        <draw:line draw:style-name="gr4" draw:text-style-name="P1" draw:layer="layout" svg:x1="15.605cm" svg:y1="11.16cm" svg:x2="12.43cm" svg:y2="11.16cm">
          <text:p/>
        </draw:line>
        <draw:line draw:style-name="gr3" draw:text-style-name="P1" draw:layer="layout" svg:x1="9.89cm" svg:y1="2.905cm" svg:x2="4.81cm" svg:y2="2.905cm">
          <text:p/>
        </draw:line>
        <draw:line draw:style-name="gr4" draw:text-style-name="P1" draw:layer="layout" svg:x1="4.81cm" svg:y1="2.905cm" svg:x2="4.81cm" svg:y2="6.08cm">
          <text:p/>
        </draw:line>
        <draw:line draw:style-name="gr3" draw:text-style-name="P1" draw:layer="layout" svg:x1="4.81cm" svg:y1="7.35cm" svg:x2="4.81cm" svg:y2="11.16cm">
          <text:p/>
        </draw:line>
        <draw:line draw:style-name="gr4" draw:text-style-name="P1" draw:layer="layout" svg:x1="4.81cm" svg:y1="11.16cm" svg:x2="9.255cm" svg:y2="11.16cm">
          <text:p/>
        </draw:line>
        <draw:line draw:style-name="gr5" draw:text-style-name="P2" draw:layer="layout" svg:x1="3.54cm" svg:y1="9.255cm" svg:x2="8.62cm" svg:y2="9.255cm">
          <text:p text:style-name="P1"><text:span text:style-name="T1">DONE_CREATING</text:span></text:p>
          <text:p text:style-name="P1"><text:span text:style-name="T1">SAVE_PROFILE</text:span></text:p>
        </draw:line>
        <draw:line draw:style-name="gr5" draw:text-style-name="P2" draw:layer="layout" svg:x1="13.7cm" svg:y1="9.255cm" svg:x2="19.415cm" svg:y2="9.255cm">
          <text:p text:style-name="P1"><text:span text:style-name="T1">FOUND_PROFILE</text:span></text:p>
          <text:p text:style-name="P1"><text:span text:style-name="T1">UPDATE_PREF</text:span></text:p>
        </draw:line>
        <draw:line draw:style-name="gr4" draw:text-style-name="P1" draw:layer="layout" svg:x1="11.16cm" svg:y1="10.525cm" svg:x2="11.16cm" svg:y2="3.54cm">
          <text:p/>
        </draw:line>
        <draw:line draw:style-name="gr5" draw:text-style-name="P2" draw:layer="layout" svg:x1="9.89cm" svg:y1="7.985cm" svg:x2="13.7cm" svg:y2="7.985cm">
          <text:p text:style-name="P1"><text:span text:style-name="T1">SUCCESS|FAIL</text:span></text:p>
          <text:p text:style-name="P1"><text:span text:style-name="T1">SUCCESS|FAIL</text:span></text:p>
        </draw:line>
        <draw:line draw:style-name="gr5" draw:text-style-name="P2" draw:layer="layout" svg:x1="3.54cm" svg:y1="4.175cm" svg:x2="8.62cm" svg:y2="4.175cm">
          <text:p text:style-name="P1"><text:span text:style-name="T1">NEW_USER</text:span></text:p>
          <text:p text:style-name="P1"><text:span text:style-name="T1">CREATE_DEFAULT_PROFILE</text:span></text:p>
        </draw:line>
        <draw:line draw:style-name="gr6" draw:text-style-name="P1" draw:layer="layout" svg:x1="13.436cm" svg:y1="6.706cm" svg:x2="11.795cm" svg:y2="6.715cm">
          <text:p/>
        </draw:line>
        <draw:line draw:style-name="gr7" draw:text-style-name="P1" draw:layer="layout" svg:x1="11.795cm" svg:y1="6.715cm" svg:x2="11.795cm" svg:y2="3.54cm">
          <text:p/>
        </draw:line>
        <draw:line draw:style-name="gr8" draw:text-style-name="P2" draw:layer="layout" svg:x1="11.36cm" svg:y1="5.445cm" svg:x2="14.535cm" svg:y2="5.445cm">
          <text:p text:style-name="P1"><text:span text:style-name="T1">NOT_FOUND</text:span></text:p>
          <text:p text:style-name="P1"><text:span text:style-name="T1">FAIL</text:span></text:p>
        </draw:line>
        <draw:line draw:style-name="gr6" draw:text-style-name="P1" draw:layer="layout" svg:x1="7.985cm" svg:y1="6.715cm" svg:x2="10.525cm" svg:y2="6.715cm">
          <text:p/>
        </draw:line>
        <draw:line draw:style-name="gr7" draw:text-style-name="P1" draw:layer="layout" svg:x1="10.525cm" svg:y1="6.715cm" svg:x2="10.525cm" svg:y2="3.54cm">
          <text:p/>
        </draw:line>
        <draw:line draw:style-name="gr8" draw:text-style-name="P2" draw:layer="layout" svg:x1="7.985cm" svg:y1="5.445cm" svg:x2="10.525cm" svg:y2="5.445cm">
          <text:p text:style-name="P2"><text:span text:style-name="T1">FAILED</text:span></text:p>
          <text:p text:style-name="P2"><text:span text:style-name="T1">FAIL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2:16:04.65</meta:creation-date>
    <dc:date>2011-11-30T18:36:18</dc:date>
    <meta:editing-duration>PT2H31M25S</meta:editing-duration>
    <meta:editing-cycles>9</meta:editing-cycles>
    <meta:generator>OpenOffice.org/3.3$Unix OpenOffice.org_project/330m20$Build-9567</meta:generator>
    <meta:document-statistic meta:object-count="25"/>
  </office:meta>
</office:document-meta>
</file>